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0 年 10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81191" calcext:value-type="float">
            <text:p><text:s text:c="3"/>81,191</text:p>
          </table:table-cell>
          <table:table-cell table:style-name="ce36" office:value-type="float" office:value="4018" calcext:value-type="float">
            <text:p><text:s text:c="3"/>4,018</text:p>
          </table:table-cell>
          <table:table-cell table:style-name="ce36" office:value-type="float" office:value="7553" calcext:value-type="float">
            <text:p><text:s text:c="3"/>7,553</text:p>
          </table:table-cell>
          <table:table-cell table:style-name="ce36" office:value-type="float" office:value="4836" calcext:value-type="float">
            <text:p><text:s text:c="3"/>4,836</text:p>
          </table:table-cell>
          <table:table-cell table:style-name="ce36" office:value-type="float" office:value="2966" calcext:value-type="float">
            <text:p><text:s text:c="3"/>2,966</text:p>
          </table:table-cell>
          <table:table-cell table:style-name="ce36" office:value-type="float" office:value="1850" calcext:value-type="float">
            <text:p><text:s text:c="3"/>1,850</text:p>
          </table:table-cell>
          <table:table-cell table:style-name="ce36" office:value-type="float" office:value="2855" calcext:value-type="float">
            <text:p><text:s text:c="3"/>2,855</text:p>
          </table:table-cell>
          <table:table-cell table:style-name="ce36" office:value-type="float" office:value="9727" calcext:value-type="float">
            <text:p><text:s text:c="3"/>9,727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6110" calcext:value-type="float">
            <text:p><text:s text:c="3"/>6,110</text:p>
          </table:table-cell>
          <table:table-cell table:style-name="ce36" office:value-type="float" office:value="39333" calcext:value-type="float">
            <text:p><text:s text:c="3"/>39,333</text:p>
          </table:table-cell>
          <table:table-cell table:style-name="ce36" office:value-type="float" office:value="1702" calcext:value-type="float">
            <text:p><text:s text:c="3"/>1,70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79088" calcext:value-type="float">
            <text:p><text:s text:c="3"/>79,088</text:p>
          </table:table-cell>
          <table:table-cell table:style-name="ce36" office:value-type="float" office:value="3572" calcext:value-type="float">
            <text:p><text:s text:c="3"/>3,572</text:p>
          </table:table-cell>
          <table:table-cell table:style-name="ce36" office:value-type="float" office:value="7102" calcext:value-type="float">
            <text:p><text:s text:c="3"/>7,102</text:p>
          </table:table-cell>
          <table:table-cell table:style-name="ce36" office:value-type="float" office:value="6517" calcext:value-type="float">
            <text:p><text:s text:c="3"/>6,517</text:p>
          </table:table-cell>
          <table:table-cell table:style-name="ce36" office:value-type="float" office:value="3256" calcext:value-type="float">
            <text:p><text:s text:c="3"/>3,256</text:p>
          </table:table-cell>
          <table:table-cell table:style-name="ce36" office:value-type="float" office:value="1802" calcext:value-type="float">
            <text:p><text:s text:c="3"/>1,802</text:p>
          </table:table-cell>
          <table:table-cell table:style-name="ce36" office:value-type="float" office:value="2638" calcext:value-type="float">
            <text:p><text:s text:c="3"/>2,638</text:p>
          </table:table-cell>
          <table:table-cell table:style-name="ce36" office:value-type="float" office:value="7731" calcext:value-type="float">
            <text:p><text:s text:c="3"/>7,731</text:p>
          </table:table-cell>
          <table:table-cell table:style-name="ce36" office:value-type="float" office:value="963" calcext:value-type="float">
            <text:p><text:s text:c="3"/>963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110" calcext:value-type="float">
            <text:p><text:s text:c="3"/>6,110</text:p>
          </table:table-cell>
          <table:table-cell table:style-name="ce36" office:value-type="float" office:value="39333" calcext:value-type="float">
            <text:p><text:s text:c="3"/>39,333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57" office:value-type="float" office:value="2103" calcext:value-type="float">
            <text:p>2,103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34668" calcext:value-type="float">
            <text:p><text:s text:c="3"/>34,668</text:p>
          </table:table-cell>
          <table:table-cell table:style-name="ce36" office:value-type="float" office:value="1785" calcext:value-type="float">
            <text:p><text:s text:c="3"/>1,785</text:p>
          </table:table-cell>
          <table:table-cell table:style-name="ce36" office:value-type="float" office:value="3535" calcext:value-type="float">
            <text:p><text:s text:c="3"/>3,535</text:p>
          </table:table-cell>
          <table:table-cell table:style-name="ce36" office:value-type="float" office:value="2213" calcext:value-type="float">
            <text:p><text:s text:c="3"/>2,213</text:p>
          </table:table-cell>
          <table:table-cell table:style-name="ce36" office:value-type="float" office:value="1254" calcext:value-type="float">
            <text:p><text:s text:c="3"/>1,254</text:p>
          </table:table-cell>
          <table:table-cell table:style-name="ce36" office:value-type="float" office:value="778" calcext:value-type="float">
            <text:p><text:s text:c="3"/>778</text:p>
          </table:table-cell>
          <table:table-cell table:style-name="ce36" office:value-type="float" office:value="1264" calcext:value-type="float">
            <text:p><text:s text:c="3"/>1,264</text:p>
          </table:table-cell>
          <table:table-cell table:style-name="ce36" office:value-type="float" office:value="4038" calcext:value-type="float">
            <text:p><text:s text:c="3"/>4,038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2538" calcext:value-type="float">
            <text:p><text:s text:c="3"/>2,538</text:p>
          </table:table-cell>
          <table:table-cell table:style-name="ce36" office:value-type="float" office:value="16734" calcext:value-type="float">
            <text:p><text:s text:c="3"/>16,734</text:p>
          </table:table-cell>
          <table:table-cell table:style-name="ce36" office:value-type="float" office:value="385" calcext:value-type="float">
            <text:p><text:s text:c="3"/>385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34220" calcext:value-type="float">
            <text:p><text:s text:c="3"/>34,220</text:p>
          </table:table-cell>
          <table:table-cell table:style-name="ce36" office:value-type="float" office:value="1703" calcext:value-type="float">
            <text:p><text:s text:c="3"/>1,703</text:p>
          </table:table-cell>
          <table:table-cell table:style-name="ce36" office:value-type="float" office:value="3025" calcext:value-type="float">
            <text:p><text:s text:c="3"/>3,025</text:p>
          </table:table-cell>
          <table:table-cell table:style-name="ce36" office:value-type="float" office:value="2935" calcext:value-type="float">
            <text:p><text:s text:c="3"/>2,935</text:p>
          </table:table-cell>
          <table:table-cell table:style-name="ce36" office:value-type="float" office:value="1338" calcext:value-type="float">
            <text:p><text:s text:c="3"/>1,338</text:p>
          </table:table-cell>
          <table:table-cell table:style-name="ce36" office:value-type="float" office:value="782" calcext:value-type="float">
            <text:p><text:s text:c="3"/>782</text:p>
          </table:table-cell>
          <table:table-cell table:style-name="ce36" office:value-type="float" office:value="1115" calcext:value-type="float">
            <text:p><text:s text:c="3"/>1,115</text:p>
          </table:table-cell>
          <table:table-cell table:style-name="ce36" office:value-type="float" office:value="3548" calcext:value-type="float">
            <text:p><text:s text:c="3"/>3,548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538" calcext:value-type="float">
            <text:p><text:s text:c="3"/>2,538</text:p>
          </table:table-cell>
          <table:table-cell table:style-name="ce36" office:value-type="float" office:value="16733" calcext:value-type="float">
            <text:p><text:s text:c="3"/>16,733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58" office:value-type="float" office:value="448" calcext:value-type="float">
            <text:p>448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46523" calcext:value-type="float">
            <text:p><text:s text:c="3"/>46,523</text:p>
          </table:table-cell>
          <table:table-cell table:style-name="ce37" office:value-type="float" office:value="2233" calcext:value-type="float">
            <text:p><text:s text:c="3"/>2,233</text:p>
          </table:table-cell>
          <table:table-cell table:style-name="ce37" office:value-type="float" office:value="4018" calcext:value-type="float">
            <text:p><text:s text:c="3"/>4,018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712" calcext:value-type="float">
            <text:p><text:s text:c="3"/>1,712</text:p>
          </table:table-cell>
          <table:table-cell table:style-name="ce37" office:value-type="float" office:value="1072" calcext:value-type="float">
            <text:p><text:s text:c="3"/>1,072</text:p>
          </table:table-cell>
          <table:table-cell table:style-name="ce37" office:value-type="float" office:value="1591" calcext:value-type="float">
            <text:p><text:s text:c="3"/>1,591</text:p>
          </table:table-cell>
          <table:table-cell table:style-name="ce37" office:value-type="float" office:value="5689" calcext:value-type="float">
            <text:p><text:s text:c="3"/>5,68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572" calcext:value-type="float">
            <text:p><text:s text:c="3"/>3,572</text:p>
          </table:table-cell>
          <table:table-cell table:style-name="ce37" office:value-type="float" office:value="22599" calcext:value-type="float">
            <text:p><text:s text:c="3"/>22,599</text:p>
          </table:table-cell>
          <table:table-cell table:style-name="ce37" office:value-type="float" office:value="1317" calcext:value-type="float">
            <text:p><text:s text:c="3"/>1,3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4868" calcext:value-type="float">
            <text:p><text:s text:c="3"/>44,868</text:p>
          </table:table-cell>
          <table:table-cell table:style-name="ce37" office:value-type="float" office:value="1869" calcext:value-type="float">
            <text:p><text:s text:c="3"/>1,869</text:p>
          </table:table-cell>
          <table:table-cell table:style-name="ce37" office:value-type="float" office:value="4077" calcext:value-type="float">
            <text:p><text:s text:c="3"/>4,077</text:p>
          </table:table-cell>
          <table:table-cell table:style-name="ce37" office:value-type="float" office:value="3582" calcext:value-type="float">
            <text:p><text:s text:c="3"/>3,582</text:p>
          </table:table-cell>
          <table:table-cell table:style-name="ce37" office:value-type="float" office:value="1918" calcext:value-type="float">
            <text:p><text:s text:c="3"/>1,918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1523" calcext:value-type="float">
            <text:p><text:s text:c="3"/>1,523</text:p>
          </table:table-cell>
          <table:table-cell table:style-name="ce37" office:value-type="float" office:value="4183" calcext:value-type="float">
            <text:p><text:s text:c="3"/>4,183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572" calcext:value-type="float">
            <text:p><text:s text:c="3"/>3,572</text:p>
          </table:table-cell>
          <table:table-cell table:style-name="ce37" office:value-type="float" office:value="22600" calcext:value-type="float">
            <text:p><text:s text:c="3"/>22,600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59" office:value-type="float" office:value="1655" calcext:value-type="float">
            <text:p>1,655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4301" calcext:value-type="float">
            <text:p>14,301</text:p>
          </table:table-cell>
          <table:table-cell table:style-name="ce38" office:value-type="float" office:value="889" calcext:value-type="float">
            <text:p>88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14" calcext:value-type="float">
            <text:p>3,114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367" calcext:value-type="float">
            <text:p>367</text:p>
          </table:table-cell>
          <table:table-cell table:style-name="ce38" office:value-type="float" office:value="2966" calcext:value-type="float">
            <text:p>2,966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930" calcext:value-type="float">
            <text:p>5,930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134" calcext:value-type="float">
            <text:p>14,134</text:p>
          </table:table-cell>
          <table:table-cell table:style-name="ce38" office:value-type="float" office:value="639" calcext:value-type="float">
            <text:p>63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63" calcext:value-type="float">
            <text:p>3,763</text:p>
          </table:table-cell>
          <table:table-cell table:style-name="ce38" office:value-type="float" office:value="331" calcext:value-type="float">
            <text:p>331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2777" calcext:value-type="float">
            <text:p>2,777</text:p>
          </table:table-cell>
          <table:table-cell table:style-name="ce38" office:value-type="float" office:value="269" calcext:value-type="float">
            <text:p>26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929" calcext:value-type="float">
            <text:p>5,92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" calcext:value-type="float">
            <text:p>3</text:p>
          </table:table-cell>
          <table:table-cell table:style-name="ce60" office:value-type="float" office:value="167" calcext:value-type="float">
            <text:p>167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032" calcext:value-type="float">
            <text:p>6,032</text:p>
          </table:table-cell>
          <table:table-cell table:style-name="ce39" office:value-type="float" office:value="384" calcext:value-type="float">
            <text:p>38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03" calcext:value-type="float">
            <text:p>1,403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203" calcext:value-type="float">
            <text:p>1,203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18" calcext:value-type="float">
            <text:p>2,518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349" calcext:value-type="float">
            <text:p>6,349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37" calcext:value-type="float">
            <text:p>1,737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333" calcext:value-type="float">
            <text:p>1,333</text:p>
          </table:table-cell>
          <table:table-cell table:style-name="ce39" office:value-type="float" office:value="120" calcext:value-type="float">
            <text:p>1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17" calcext:value-type="float">
            <text:p>2,51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-317" calcext:value-type="float">
            <text:p><text:s text:c="7"/>－31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8269" calcext:value-type="float">
            <text:p>8,269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11" calcext:value-type="float">
            <text:p>1,711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763" calcext:value-type="float">
            <text:p>1,763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12" calcext:value-type="float">
            <text:p>3,412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785" calcext:value-type="float">
            <text:p>7,785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444" calcext:value-type="float">
            <text:p>1,444</text:p>
          </table:table-cell>
          <table:table-cell table:style-name="ce40" office:value-type="float" office:value="149" calcext:value-type="float">
            <text:p>14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12" calcext:value-type="float">
            <text:p>3,41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484" calcext:value-type="float">
            <text:p>484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2262" calcext:value-type="float">
            <text:p>12,262</text:p>
          </table:table-cell>
          <table:table-cell table:style-name="ce38" office:value-type="float" office:value="1547" calcext:value-type="float">
            <text:p>1,547</text:p>
          </table:table-cell>
          <table:table-cell table:style-name="ce38" office:value-type="float" office:value="3763" calcext:value-type="float">
            <text:p>3,76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1917" calcext:value-type="float">
            <text:p>1,917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54" calcext:value-type="float">
            <text:p>3,954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0025" calcext:value-type="float">
            <text:p>10,025</text:p>
          </table:table-cell>
          <table:table-cell table:style-name="ce38" office:value-type="float" office:value="1218" calcext:value-type="float">
            <text:p>1,218</text:p>
          </table:table-cell>
          <table:table-cell table:style-name="ce38" office:value-type="float" office:value="3114" calcext:value-type="float">
            <text:p>3,1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151" calcext:value-type="float">
            <text:p>1,151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53" calcext:value-type="float">
            <text:p>3,95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2237" calcext:value-type="float">
            <text:p>2,237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458" calcext:value-type="float">
            <text:p>5,458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1737" calcext:value-type="float">
            <text:p>1,7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832" calcext:value-type="float">
            <text:p>832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770" calcext:value-type="float">
            <text:p>1,77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547" calcext:value-type="float">
            <text:p>4,547</text:p>
          </table:table-cell>
          <table:table-cell table:style-name="ce39" office:value-type="float" office:value="555" calcext:value-type="float">
            <text:p>555</text:p>
          </table:table-cell>
          <table:table-cell table:style-name="ce39" office:value-type="float" office:value="1403" calcext:value-type="float">
            <text:p>1,40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556" calcext:value-type="float">
            <text:p>556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769" calcext:value-type="float">
            <text:p>1,76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911" calcext:value-type="float">
            <text:p>91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804" calcext:value-type="float">
            <text:p>6,804</text:p>
          </table:table-cell>
          <table:table-cell table:style-name="ce40" office:value-type="float" office:value="891" calcext:value-type="float">
            <text:p>891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085" calcext:value-type="float">
            <text:p>1,085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84" calcext:value-type="float">
            <text:p>2,184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78" calcext:value-type="float">
            <text:p>5,478</text:p>
          </table:table-cell>
          <table:table-cell table:style-name="ce40" office:value-type="float" office:value="663" calcext:value-type="float">
            <text:p>663</text:p>
          </table:table-cell>
          <table:table-cell table:style-name="ce40" office:value-type="float" office:value="1711" calcext:value-type="float">
            <text:p>1,7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595" calcext:value-type="float">
            <text:p>595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84" calcext:value-type="float">
            <text:p>2,18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1326" calcext:value-type="float">
            <text:p>1,326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0014" calcext:value-type="float">
            <text:p>10,014</text:p>
          </table:table-cell>
          <table:table-cell table:style-name="ce38" office:value-type="float" office:value="324" calcext:value-type="float">
            <text:p>324</text:p>
          </table:table-cell>
          <table:table-cell table:style-name="ce38" office:value-type="float" office:value="331" calcext:value-type="float">
            <text:p>331</text:p>
          </table:table-cell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237" calcext:value-type="float">
            <text:p>2,237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295" calcext:value-type="float">
            <text:p>6,295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571" calcext:value-type="float">
            <text:p>9,571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1818" calcext:value-type="float">
            <text:p>1,818</text:p>
          </table:table-cell>
          <table:table-cell table:style-name="ce38" office:value-type="float" office:value="106" calcext:value-type="float">
            <text:p>10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295" calcext:value-type="float">
            <text:p>6,295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63" office:value-type="float" office:value="443" calcext:value-type="float">
            <text:p>443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141" calcext:value-type="float">
            <text:p>4,141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895" calcext:value-type="float">
            <text:p>895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19" calcext:value-type="float">
            <text:p>2,61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027" calcext:value-type="float">
            <text:p>4,027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80" calcext:value-type="float">
            <text:p>780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19" calcext:value-type="float">
            <text:p>2,619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114" calcext:value-type="float">
            <text:p>114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5873" calcext:value-type="float">
            <text:p>5,873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342" calcext:value-type="float">
            <text:p>1,342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76" calcext:value-type="float">
            <text:p>3,676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44" calcext:value-type="float">
            <text:p>5,544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76" calcext:value-type="float">
            <text:p>3,676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65" office:value-type="float" office:value="329" calcext:value-type="float">
            <text:p>329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5865" calcext:value-type="float">
            <text:p>5,865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2" calcext:value-type="float">
            <text:p>582</text:p>
          </table:table-cell>
          <table:table-cell table:style-name="ce38" office:value-type="float" office:value="789" calcext:value-type="float">
            <text:p>789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794" calcext:value-type="float">
            <text:p>3,794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24" calcext:value-type="float">
            <text:p>5,824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4" calcext:value-type="float">
            <text:p>514</text:p>
          </table:table-cell>
          <table:table-cell table:style-name="ce38" office:value-type="float" office:value="684" calcext:value-type="float">
            <text:p>684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794" calcext:value-type="float">
            <text:p>3,79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3" office:value-type="float" office:value="41" calcext:value-type="float">
            <text:p>41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463" calcext:value-type="float">
            <text:p>2,463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88" calcext:value-type="float">
            <text:p>1,588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65" calcext:value-type="float">
            <text:p>2,465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88" calcext:value-type="float">
            <text:p>1,58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-2" calcext:value-type="float">
            <text:p><text:s text:c="7"/>－2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464" calcext:value-type="float">
            <text:p>464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06" calcext:value-type="float">
            <text:p>2,206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59" calcext:value-type="float">
            <text:p>3,359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06" calcext:value-type="float">
            <text:p>2,2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43" calcext:value-type="float">
            <text:p>43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0092" calcext:value-type="float">
            <text:p>10,092</text:p>
          </table:table-cell>
          <table:table-cell table:style-name="ce38" office:value-type="float" office:value="343" calcext:value-type="float">
            <text:p>343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514" calcext:value-type="float">
            <text:p>5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65" calcext:value-type="float">
            <text:p>1,465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948" calcext:value-type="float">
            <text:p>6,948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183" calcext:value-type="float">
            <text:p>10,183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367" calcext:value-type="float">
            <text:p>367</text:p>
          </table:table-cell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582" calcext:value-type="float">
            <text:p>58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47" calcext:value-type="float">
            <text:p>1,247</text:p>
          </table:table-cell>
          <table:table-cell table:style-name="ce38" office:value-type="float" office:value="104" calcext:value-type="float">
            <text:p>10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948" calcext:value-type="float">
            <text:p>6,94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-91" calcext:value-type="float">
            <text:p><text:s text:c="7"/>－91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345" calcext:value-type="float">
            <text:p>4,345</text:p>
          </table:table-cell>
          <table:table-cell table:style-name="ce39" office:value-type="float" office:value="164" calcext:value-type="float">
            <text:p>164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8" calcext:value-type="float">
            <text:p>618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31" calcext:value-type="float">
            <text:p>3,0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466" calcext:value-type="float">
            <text:p>4,466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259" calcext:value-type="float">
            <text:p>2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5" calcext:value-type="float">
            <text:p>565</text:p>
          </table:table-cell>
          <table:table-cell table:style-name="ce39" office:value-type="float" office:value="59" calcext:value-type="float">
            <text:p>5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31" calcext:value-type="float">
            <text:p>3,0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64" office:value-type="float" office:value="-121" calcext:value-type="float">
            <text:p><text:s text:c="7"/>－121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5747" calcext:value-type="float">
            <text:p>5,747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47" calcext:value-type="float">
            <text:p>847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17" calcext:value-type="float">
            <text:p>3,917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717" calcext:value-type="float">
            <text:p>5,717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17" calcext:value-type="float">
            <text:p>3,91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30" calcext:value-type="float">
            <text:p>30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27478" calcext:value-type="float">
            <text:p>27,478</text:p>
          </table:table-cell>
          <table:table-cell table:style-name="ce38" office:value-type="float" office:value="737" calcext:value-type="float">
            <text:p>737</text:p>
          </table:table-cell>
          <table:table-cell table:style-name="ce38" office:value-type="float" office:value="2778" calcext:value-type="float">
            <text:p>2,778</text:p>
          </table:table-cell>
          <table:table-cell table:style-name="ce38" office:value-type="float" office:value="1151" calcext:value-type="float">
            <text:p>1,151</text:p>
          </table:table-cell>
          <table:table-cell table:style-name="ce38" office:value-type="float" office:value="1818" calcext:value-type="float">
            <text:p>1,818</text:p>
          </table:table-cell>
          <table:table-cell table:style-name="ce38" office:value-type="float" office:value="684" calcext:value-type="float">
            <text:p>684</text:p>
          </table:table-cell>
          <table:table-cell table:style-name="ce38" office:value-type="float" office:value="1248" calcext:value-type="float">
            <text:p>1,2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108" calcext:value-type="float">
            <text:p>6,108</text:p>
          </table:table-cell>
          <table:table-cell table:style-name="ce38" office:value-type="float" office:value="12217" calcext:value-type="float">
            <text:p>12,217</text:p>
          </table:table-cell>
          <table:table-cell table:style-name="ce38" office:value-type="float" office:value="679" calcext:value-type="float">
            <text:p>67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8917" calcext:value-type="float">
            <text:p>28,917</text:p>
          </table:table-cell>
          <table:table-cell table:style-name="ce38" office:value-type="float" office:value="847" calcext:value-type="float">
            <text:p>847</text:p>
          </table:table-cell>
          <table:table-cell table:style-name="ce38" office:value-type="float" office:value="2966" calcext:value-type="float">
            <text:p>2,966</text:p>
          </table:table-cell>
          <table:table-cell table:style-name="ce38" office:value-type="float" office:value="1916" calcext:value-type="float">
            <text:p>1,916</text:p>
          </table:table-cell>
          <table:table-cell table:style-name="ce38" office:value-type="float" office:value="2237" calcext:value-type="float">
            <text:p>2,237</text:p>
          </table:table-cell>
          <table:table-cell table:style-name="ce38" office:value-type="float" office:value="789" calcext:value-type="float">
            <text:p>789</text:p>
          </table:table-cell>
          <table:table-cell table:style-name="ce38" office:value-type="float" office:value="1465" calcext:value-type="float">
            <text:p>1,4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3" calcext:value-type="float">
            <text:p>3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108" calcext:value-type="float">
            <text:p>6,108</text:p>
          </table:table-cell>
          <table:table-cell table:style-name="ce38" office:value-type="float" office:value="12219" calcext:value-type="float">
            <text:p>12,21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" calcext:value-type="float">
            <text:p>10</text:p>
          </table:table-cell>
          <table:table-cell table:style-name="ce63" office:value-type="float" office:value="-1439" calcext:value-type="float">
            <text:p><text:s text:c="7"/>－1,439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1657" calcext:value-type="float">
            <text:p>11,657</text:p>
          </table:table-cell>
          <table:table-cell table:style-name="ce39" office:value-type="float" office:value="347" calcext:value-type="float">
            <text:p>347</text:p>
          </table:table-cell>
          <table:table-cell table:style-name="ce39" office:value-type="float" office:value="1334" calcext:value-type="float">
            <text:p>1,334</text:p>
          </table:table-cell>
          <table:table-cell table:style-name="ce39" office:value-type="float" office:value="556" calcext:value-type="float">
            <text:p>556</text:p>
          </table:table-cell>
          <table:table-cell table:style-name="ce39" office:value-type="float" office:value="780" calcext:value-type="float">
            <text:p>780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566" calcext:value-type="float">
            <text:p>56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536" calcext:value-type="float">
            <text:p>2,536</text:p>
          </table:table-cell>
          <table:table-cell table:style-name="ce39" office:value-type="float" office:value="5111" calcext:value-type="float">
            <text:p>5,111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2126" calcext:value-type="float">
            <text:p>12,126</text:p>
          </table:table-cell>
          <table:table-cell table:style-name="ce39" office:value-type="float" office:value="429" calcext:value-type="float">
            <text:p>429</text:p>
          </table:table-cell>
          <table:table-cell table:style-name="ce39" office:value-type="float" office:value="1203" calcext:value-type="float">
            <text:p>1,203</text:p>
          </table:table-cell>
          <table:table-cell table:style-name="ce39" office:value-type="float" office:value="831" calcext:value-type="float">
            <text:p>831</text:p>
          </table:table-cell>
          <table:table-cell table:style-name="ce39" office:value-type="float" office:value="895" calcext:value-type="float">
            <text:p>895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618" calcext:value-type="float">
            <text:p>6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36" calcext:value-type="float">
            <text:p>2,536</text:p>
          </table:table-cell>
          <table:table-cell table:style-name="ce39" office:value-type="float" office:value="5112" calcext:value-type="float">
            <text:p>5,11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64" office:value-type="float" office:value="-469" calcext:value-type="float">
            <text:p><text:s text:c="7"/>－469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5821" calcext:value-type="float">
            <text:p>15,821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1444" calcext:value-type="float">
            <text:p>1,444</text:p>
          </table:table-cell>
          <table:table-cell table:style-name="ce40" office:value-type="float" office:value="595" calcext:value-type="float">
            <text:p>595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72" calcext:value-type="float">
            <text:p>3,572</text:p>
          </table:table-cell>
          <table:table-cell table:style-name="ce40" office:value-type="float" office:value="7106" calcext:value-type="float">
            <text:p>7,106</text:p>
          </table:table-cell>
          <table:table-cell table:style-name="ce40" office:value-type="float" office:value="568" calcext:value-type="float">
            <text:p>56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6791" calcext:value-type="float">
            <text:p>16,791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1763" calcext:value-type="float">
            <text:p>1,763</text:p>
          </table:table-cell>
          <table:table-cell table:style-name="ce40" office:value-type="float" office:value="1085" calcext:value-type="float">
            <text:p>1,085</text:p>
          </table:table-cell>
          <table:table-cell table:style-name="ce40" office:value-type="float" office:value="1342" calcext:value-type="float">
            <text:p>1,342</text:p>
          </table:table-cell>
          <table:table-cell table:style-name="ce40" office:value-type="float" office:value="464" calcext:value-type="float">
            <text:p>464</text:p>
          </table:table-cell>
          <table:table-cell table:style-name="ce40" office:value-type="float" office:value="847" calcext:value-type="float">
            <text:p>8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72" calcext:value-type="float">
            <text:p>3,572</text:p>
          </table:table-cell>
          <table:table-cell table:style-name="ce40" office:value-type="float" office:value="7107" calcext:value-type="float">
            <text:p>7,10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-970" calcext:value-type="float">
            <text:p><text:s text:c="7"/>－97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08" calcext:value-type="float">
            <text:p>1,40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798" calcext:value-type="float">
            <text:p>79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9" calcext:value-type="float">
            <text:p>1,48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798" calcext:value-type="float">
            <text:p>79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81" calcext:value-type="float">
            <text:p><text:s text:c="7"/>－8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3" calcext:value-type="float">
            <text:p>63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338" calcext:value-type="float">
            <text:p>33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3" calcext:value-type="float">
            <text:p><text:s text:c="7"/>－3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08" calcext:value-type="float">
            <text:p>80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460" calcext:value-type="float">
            <text:p>46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48" calcext:value-type="float">
            <text:p><text:s text:c="7"/>－48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131" calcext:value-type="float">
            <text:p>7,131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3510" calcext:value-type="float">
            <text:p>3,51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14" calcext:value-type="float">
            <text:p>7,014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610" calcext:value-type="float">
            <text:p>610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3510" calcext:value-type="float">
            <text:p>3,5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63" office:value-type="float" office:value="117" calcext:value-type="float">
            <text:p>117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039" calcext:value-type="float">
            <text:p>3,03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2" calcext:value-type="float">
            <text:p>522</text:p>
          </table:table-cell>
          <table:table-cell table:style-name="ce42" office:value-type="float" office:value="1425" calcext:value-type="float">
            <text:p>1,42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37" calcext:value-type="float">
            <text:p>2,937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1425" calcext:value-type="float">
            <text:p>1,4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102" calcext:value-type="float">
            <text:p>10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092" calcext:value-type="float">
            <text:p>4,092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0" calcext:value-type="float">
            <text:p>650</text:p>
          </table:table-cell>
          <table:table-cell table:style-name="ce43" office:value-type="float" office:value="2085" calcext:value-type="float">
            <text:p>2,085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77" calcext:value-type="float">
            <text:p>4,077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576" calcext:value-type="float">
            <text:p>576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2085" calcext:value-type="float">
            <text:p>2,085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65" office:value-type="float" office:value="15" calcext:value-type="float">
            <text:p>1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47" calcext:value-type="float">
            <text:p>1,84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5" calcext:value-type="float">
            <text:p>805</text:p>
          </table:table-cell>
          <table:table-cell table:style-name="ce41" office:value-type="float" office:value="606" calcext:value-type="float">
            <text:p>60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1" calcext:value-type="float">
            <text:p>1,60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606" calcext:value-type="float">
            <text:p>60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246" calcext:value-type="float">
            <text:p>24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132" calcext:value-type="float">
            <text:p>13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1" calcext:value-type="float">
            <text:p>461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9" calcext:value-type="float">
            <text:p>93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353" calcext:value-type="float">
            <text:p>3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14" calcext:value-type="float">
            <text:p>11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91" calcext:value-type="float">
            <text:p>1,49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69" calcext:value-type="float">
            <text:p>69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213" calcext:value-type="float">
            <text:p>2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9" calcext:value-type="float">
            <text:p>2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84" calcext:value-type="float">
            <text:p>88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4" calcext:value-type="float">
            <text:p>84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40" calcext:value-type="float">
            <text:p>4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898" calcext:value-type="float">
            <text:p>2,89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67" calcext:value-type="float">
            <text:p>3,36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1619" calcext:value-type="float">
            <text:p>1,61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69" calcext:value-type="float">
            <text:p><text:s text:c="7"/>－469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23" calcext:value-type="float">
            <text:p>1,12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8" calcext:value-type="float">
            <text:p>1,32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649" calcext:value-type="float">
            <text:p>6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05" calcext:value-type="float">
            <text:p><text:s text:c="7"/>－205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775" calcext:value-type="float">
            <text:p>1,77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970" calcext:value-type="float">
            <text:p>97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9" calcext:value-type="float">
            <text:p>2,03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970" calcext:value-type="float">
            <text:p>97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64" calcext:value-type="float">
            <text:p><text:s text:c="7"/>－26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18" calcext:value-type="float">
            <text:p>1,31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5" calcext:value-type="float">
            <text:p>1,56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247" calcext:value-type="float">
            <text:p><text:s text:c="7"/>－247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1" calcext:value-type="float">
            <text:p>56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1" calcext:value-type="float">
            <text:p>64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80" calcext:value-type="float">
            <text:p><text:s text:c="7"/>－80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57" calcext:value-type="float">
            <text:p>75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296" calcext:value-type="float">
            <text:p>29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67" calcext:value-type="float">
            <text:p><text:s text:c="7"/>－167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91" calcext:value-type="float">
            <text:p>1,79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82" calcext:value-type="float">
            <text:p>8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35" calcext:value-type="float">
            <text:p>1,9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697" calcext:value-type="float">
            <text:p>6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44" calcext:value-type="float">
            <text:p><text:s text:c="7"/>－14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284" calcext:value-type="float">
            <text:p>2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9" calcext:value-type="float">
            <text:p><text:s text:c="7"/>－6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55" calcext:value-type="float">
            <text:p>1,05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30" calcext:value-type="float">
            <text:p>1,13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413" calcext:value-type="float">
            <text:p>4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5" calcext:value-type="float">
            <text:p><text:s text:c="7"/>－75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2" calcext:value-type="float">
            <text:p>502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21" calcext:value-type="float">
            <text:p>1,52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4" calcext:value-type="float">
            <text:p>624</text:p>
          </table:table-cell>
          <table:table-cell table:style-name="ce41" office:value-type="float" office:value="334" calcext:value-type="float">
            <text:p>33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82" calcext:value-type="float">
            <text:p><text:s text:c="7"/>－28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35" calcext:value-type="float">
            <text:p>13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4" calcext:value-type="float">
            <text:p><text:s text:c="7"/>－10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43" calcext:value-type="float">
            <text:p>74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199" calcext:value-type="float">
            <text:p>19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78" calcext:value-type="float">
            <text:p><text:s text:c="7"/>－17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58" calcext:value-type="float">
            <text:p>2,558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1078" calcext:value-type="float">
            <text:p>1,07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85" calcext:value-type="float">
            <text:p><text:s text:c="7"/>－48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8" calcext:value-type="float">
            <text:p>1,11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481" calcext:value-type="float">
            <text:p>48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38" calcext:value-type="float">
            <text:p><text:s text:c="7"/>－23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93" calcext:value-type="float">
            <text:p>1,19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0" calcext:value-type="float">
            <text:p>1,44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597" calcext:value-type="float">
            <text:p>59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47" calcext:value-type="float">
            <text:p><text:s text:c="7"/>－24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571" calcext:value-type="float">
            <text:p>57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2" calcext:value-type="float">
            <text:p>71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41" calcext:value-type="float">
            <text:p><text:s text:c="7"/>－14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94" calcext:value-type="float">
            <text:p>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65" calcext:value-type="float">
            <text:p><text:s text:c="7"/>－6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99" calcext:value-type="float">
            <text:p>9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6" calcext:value-type="float">
            <text:p><text:s text:c="7"/>－7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680" calcext:value-type="float">
            <text:p>68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680" calcext:value-type="float">
            <text:p>68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84" calcext:value-type="float">
            <text:p><text:s text:c="7"/>－8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29" calcext:value-type="float">
            <text:p>52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5" calcext:value-type="float">
            <text:p><text:s text:c="7"/>－2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8" calcext:value-type="float">
            <text:p>68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47" calcext:value-type="float">
            <text:p>74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395" calcext:value-type="float">
            <text:p>3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9" calcext:value-type="float">
            <text:p><text:s text:c="7"/>－5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23" calcext:value-type="float">
            <text:p>12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224" calcext:value-type="float">
            <text:p>22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87" calcext:value-type="float">
            <text:p>18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7" calcext:value-type="float">
            <text:p>3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81" calcext:value-type="float">
            <text:p>1,58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21" calcext:value-type="float">
            <text:p><text:s text:c="7"/>－12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71" calcext:value-type="float">
            <text:p>67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2" table:style-name="ce42"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0" calcext:value-type="float">
            <text:p>68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9" calcext:value-type="float">
            <text:p><text:s text:c="7"/>－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89" calcext:value-type="float">
            <text:p>78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397" calcext:value-type="float">
            <text:p>39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1" calcext:value-type="float">
            <text:p>90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397" calcext:value-type="float">
            <text:p>39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12" calcext:value-type="float">
            <text:p><text:s text:c="7"/>－11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39" calcext:value-type="float">
            <text:p>1,63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33" calcext:value-type="float">
            <text:p>633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34" calcext:value-type="float">
            <text:p>1,534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5" calcext:value-type="float">
            <text:p>515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105" calcext:value-type="float">
            <text:p>10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86" calcext:value-type="float">
            <text:p>68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7" calcext:value-type="float">
            <text:p>1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53" calcext:value-type="float">
            <text:p>95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5" calcext:value-type="float">
            <text:p>86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333" calcext:value-type="float">
            <text:p>33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88" calcext:value-type="float">
            <text:p>8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85" calcext:value-type="float">
            <text:p>88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2" table:style-name="ce41" office:value-type="float" office:value="50" calcext:value-type="float">
            <text:p>5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263" calcext:value-type="float">
            <text:p>26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46" calcext:value-type="float">
            <text:p><text:s text:c="7"/>－14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21" calcext:value-type="float">
            <text:p>2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8" calcext:value-type="float">
            <text:p><text:s text:c="7"/>－10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53" calcext:value-type="float">
            <text:p>55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1" calcext:value-type="float">
            <text:p>591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2" table:style-name="ce43" office:value-type="float" office:value="29" calcext:value-type="float">
            <text:p>2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155" calcext:value-type="float">
            <text:p>15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38" calcext:value-type="float">
            <text:p><text:s text:c="7"/>－38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179" calcext:value-type="float">
            <text:p>1,17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353" calcext:value-type="float">
            <text:p>3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34" calcext:value-type="float">
            <text:p>43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95" calcext:value-type="float">
            <text:p>19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745" calcext:value-type="float">
            <text:p>745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72" calcext:value-type="float">
            <text:p>57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165" calcext:value-type="float">
            <text:p>16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7" calcext:value-type="float">
            <text:p>9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7" calcext:value-type="float">
            <text:p>9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32" calcext:value-type="float">
            <text:p>33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88" calcext:value-type="float">
            <text:p>18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98" calcext:value-type="float">
            <text:p>9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413" calcext:value-type="float">
            <text:p>413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12" calcext:value-type="float">
            <text:p>1,11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21" calcext:value-type="float">
            <text:p>32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9" calcext:value-type="float">
            <text:p>18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722" calcext:value-type="float">
            <text:p>72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31" calcext:value-type="float">
            <text:p>53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47" calcext:value-type="float">
            <text:p>1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1" calcext:value-type="float">
            <text:p>9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1" calcext:value-type="float">
            <text:p>9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20" calcext:value-type="float">
            <text:p>32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74" calcext:value-type="float">
            <text:p>17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02" calcext:value-type="float">
            <text:p>40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3" calcext:value-type="float">
            <text:p>2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2" calcext:value-type="float">
            <text:p>12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4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6" table:style-name="ce43" office:value-type="float" office:value="0" calcext:value-type="float">
            <text:p>-</text:p>
          </table:table-cell>
          <table:table-cell table:style-name="ce65" office:value-type="float" office:value="11" calcext:value-type="float">
            <text:p>11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0年11月4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1-07T17:46:09</meta:creation-date>
    <dc:creator>user</dc:creator>
    <dc:date>2011-11-07T17:46:41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